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2">
            <text:p>Paldiski-02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4180.0">
            <text:p>4180.0</text:p>
          </table:table-cell>
          <table:table-cell office:value-type="float" office:value="55.0">
            <text:p>5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03">
            <text:p>12.0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9">
            <text:p>Poz-42169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840.0">
            <text:p>3840.0</text:p>
          </table:table-cell>
          <table:table-cell office:value-type="float" office:value="50.0">
            <text:p>5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11">
            <text:p>8.11</text:p>
          </table:table-cell>
          <table:table-cell office:value-type="float" office:value="0.5454356057317857">
            <text:p>0.545435605731785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8">
            <text:p>Poz-42168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760.0">
            <text:p>3760.0</text:p>
          </table:table-cell>
          <table:table-cell office:value-type="float" office:value="40.0">
            <text:p>4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66">
            <text:p>8.6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1">
            <text:p>Paldiski-01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5420.0">
            <text:p>5420.0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.63">
            <text:p>17.6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5">
            <text:p>Tln-3305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600.0">
            <text:p>460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1">
            <text:p>15.41</text:p>
          </table:table-cell>
          <table:table-cell office:value-type="float" office:value="0.5424020648928246">
            <text:p>0.5424020648928246</text:p>
          </table:table-cell>
          <table:table-cell office:value-type="float" office:value="0.5390732788777421">
            <text:p>0.5390732788777421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6">
            <text:p>Tln-3306</text:p>
          </table:table-cell>
          <table:table-cell office:value-type="float" office:value="59.18">
            <text:p>59.18</text:p>
          </table:table-cell>
          <table:table-cell office:value-type="float" office:value="23.81">
            <text:p>23.81</text:p>
          </table:table-cell>
          <table:table-cell office:value-type="float" office:value="4490.0">
            <text:p>449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5">
            <text:p>15.4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73">
            <text:p>Poz-42173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930.0">
            <text:p>49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19">
            <text:p>15.19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